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69F97338.png" manifest:media-type="image/png"/>
  <manifest:file-entry manifest:full-path="Pictures/1000000000000192000001925CD62920.jpg" manifest:media-type="image/jpe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draw:text-box>
            <text:p>Components d’un dispositiu android</text:p>
          </draw:text-box>
        </draw:frame>
        <draw:frame presentation:style-name="pr2" draw:text-style-name="P2" draw:layer="layout" svg:width="19.5cm" svg:height="1cm" svg:x="1cm" svg:y="14.142cm" presentation:class="subtitle">
          <draw:text-box>
            <text:p text:style-name="P1">Guillem Ruano</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s"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úmero&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able_20_of_20_Content" style:display-name="Table of Conten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69F9733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1" style:display-name="Bulle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2" style:display-name="Bulle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Jigsaw"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úmero&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1.1$Linux_X86_64 LibreOffice_project/54047653041915e595ad4e45cccea684809c77b5</meta:generator>
    <meta:creation-date>2025-09-15T10:11:47.254889638</meta:creation-date>
    <meta:editing-duration>PT2M9S</meta:editing-duration>
    <meta:editing-cycles>3</meta:editing-cycles>
    <dc:date>2025-09-15T10:13:56.042798481</dc:date>
    <meta:document-statistic meta:object-count="249"/>
  </office:meta>
</office:document-meta>
</file>